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8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erformanc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Kmer-length= 6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3</text:p>
          </table:table-cell>
          <table:table-cell table:number-columns-repeated="5"/>
          <table:table-cell office:value-type="string" calcext:value-type="string">
            <text:p>Summ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office:value-type="string" calcext:value-type="string">
            <text:p>Sylamer 10 bins</text:p>
          </table:table-cell>
          <table:table-cell table:number-columns-repeated="7"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6.088" calcext:value-type="float">
            <text:p>6.088</text:p>
          </table:table-cell>
          <table:table-cell office:value-type="float" office:value="95.8553" calcext:value-type="float">
            <text:p>95.8553</text:p>
          </table:table-cell>
          <table:table-cell office:value-type="float" office:value="4.68556" calcext:value-type="float">
            <text:p>4.68556</text:p>
          </table:table-cell>
          <table:table-cell office:value-type="float" office:value="8.63572" calcext:value-type="float">
            <text:p>8.63572</text:p>
          </table:table-cell>
          <table:table-cell office:value-type="float" office:value="25.128" calcext:value-type="float">
            <text:p>25.128</text:p>
          </table:table-cell>
          <table:table-cell office:value-type="float" office:value="50.479" calcext:value-type="float">
            <text:p>50.479</text:p>
          </table:table-cell>
          <table:table-cell/>
          <table:table-cell office:value-type="string" calcext:value-type="string">
            <text:p>n(mRNA)</text:p>
          </table:table-cell>
          <table:table-cell office:value-type="string" calcext:value-type="string">
            <text:p>K-mer length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verall</text:p>
          </table:table-cell>
        </table:table-row>
        <table:table-row table:style-name="ro1">
          <table:table-cell/>
          <table:table-cell office:value-type="float" office:value="6.076" calcext:value-type="float">
            <text:p>6.076</text:p>
          </table:table-cell>
          <table:table-cell/>
          <table:table-cell office:value-type="float" office:value="6.76479" calcext:value-type="float">
            <text:p>6.76479</text:p>
          </table:table-cell>
          <table:table-cell office:value-type="float" office:value="7.40878" calcext:value-type="float">
            <text:p>7.40878</text:p>
          </table:table-cell>
          <table:table-cell office:value-type="float" office:value="25.044" calcext:value-type="float">
            <text:p>25.044</text:p>
          </table:table-cell>
          <table:table-cell office:value-type="float" office:value="50.124" calcext:value-type="float">
            <text:p>50.124</text:p>
          </table:table-cell>
          <table:table-cell/>
          <table:table-cell office:value-type="float" office:value="12379" calcext:value-type="float">
            <text:p>12379</text:p>
          </table:table-cell>
          <table:table-cell office:value-type="float" office:value="6" calcext:value-type="float">
            <text:p>6</text:p>
          </table:table-cell>
          <table:table-cell office:value-type="float" office:value="5.14686" calcext:value-type="float">
            <text:p>5.14686</text:p>
          </table:table-cell>
          <table:table-cell office:value-type="float" office:value="9.28971" calcext:value-type="float">
            <text:p>9.28971</text:p>
          </table:table-cell>
          <table:table-cell office:value-type="float" office:value="95.6708" calcext:value-type="float">
            <text:p>95.670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6.106" calcext:value-type="float">
            <text:p>6.106</text:p>
          </table:table-cell>
          <table:table-cell/>
          <table:table-cell office:value-type="float" office:value="7.034" calcext:value-type="float">
            <text:p>7.034</text:p>
          </table:table-cell>
          <table:table-cell office:value-type="float" office:value="7.41139" calcext:value-type="float">
            <text:p>7.41139</text:p>
          </table:table-cell>
          <table:table-cell office:value-type="float" office:value="25.366" calcext:value-type="float">
            <text:p>25.366</text:p>
          </table:table-cell>
          <table:table-cell table:number-columns-repeated="2"/>
          <table:table-cell office:value-type="float" office:value="12379" calcext:value-type="float">
            <text:p>12379</text:p>
          </table:table-cell>
          <table:table-cell office:value-type="float" office:value="7" calcext:value-type="float">
            <text:p>7</text:p>
          </table:table-cell>
          <table:table-cell office:value-type="float" office:value="5.78025" calcext:value-type="float">
            <text:p>5.78025</text:p>
          </table:table-cell>
          <table:table-cell office:value-type="float" office:value="7.4583" calcext:value-type="float">
            <text:p>7.4583</text:p>
          </table:table-cell>
          <table:table-cell office:value-type="float" office:value="105.649" calcext:value-type="float">
            <text:p>105.64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6.128" calcext:value-type="float">
            <text:p>6.128</text:p>
          </table:table-cell>
          <table:table-cell/>
          <table:table-cell office:value-type="float" office:value="6.85007" calcext:value-type="float">
            <text:p>6.85007</text:p>
          </table:table-cell>
          <table:table-cell office:value-type="float" office:value="7.34964" calcext:value-type="float">
            <text:p>7.34964</text:p>
          </table:table-cell>
          <table:table-cell office:value-type="float" office:value="25.066" calcext:value-type="float">
            <text:p>25.066</text:p>
          </table:table-cell>
          <table:table-cell table:number-columns-repeated="2"/>
          <table:table-cell office:value-type="float" office:value="12379" calcext:value-type="float">
            <text:p>12379</text:p>
          </table:table-cell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float" office:value="6.84933" calcext:value-type="float">
            <text:p>6.84933</text:p>
          </table:table-cell>
          <table:table-cell office:value-type="float" office:value="7.37634" calcext:value-type="float">
            <text:p>7.37634</text:p>
          </table:table-cell>
          <table:table-cell table:number-columns-repeated="3"/>
          <table:table-cell office:value-type="float" office:value="12381" calcext:value-type="float">
            <text:p>12381</text:p>
          </table:table-cell>
          <table:table-cell office:value-type="float" office:value="6" calcext:value-type="float">
            <text:p>6</text:p>
          </table:table-cell>
          <table:table-cell office:value-type="float" office:value="4.68556" calcext:value-type="float">
            <text:p>4.68556</text:p>
          </table:table-cell>
          <table:table-cell office:value-type="float" office:value="8.63572" calcext:value-type="float">
            <text:p>8.63572</text:p>
          </table:table-cell>
          <table:table-cell office:value-type="float" office:value="95.8553" calcext:value-type="float">
            <text:p>95.855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8"/>
          <table:table-cell office:value-type="float" office:value="12381" calcext:value-type="float">
            <text:p>12381</text:p>
          </table:table-cell>
          <table:table-cell office:value-type="float" office:value="7" calcext:value-type="float">
            <text:p>7</text:p>
          </table:table-cell>
          <table:table-cell table:formula="of:=AVERAGE([.D17:.D27])" office:value-type="float" office:value="5.72487636363636" calcext:value-type="float">
            <text:p>5.7248763636</text:p>
          </table:table-cell>
          <table:table-cell table:formula="of:=AVERAGE([.E17:.E27])" office:value-type="float" office:value="6.88612090909091" calcext:value-type="float">
            <text:p>6.8861209091</text:p>
          </table:table-cell>
          <table:table-cell office:value-type="float" office:value="103.141" calcext:value-type="float">
            <text:p>103.14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8"/>
          <table:table-cell office:value-type="float" office:value="12381" calcext:value-type="float">
            <text:p>12381</text:p>
          </table:table-cell>
          <table:table-cell office:value-type="float" office:value="8" calcext:value-type="float">
            <text:p>8</text:p>
          </table:table-cell>
          <table:table-cell table:formula="of:=AVERAGE([.D31:.D32])" office:value-type="float" office:value="6.332835" calcext:value-type="float">
            <text:p>6.332835</text:p>
          </table:table-cell>
          <table:table-cell table:formula="of:=AVERAGE([.E31:.E32])" office:value-type="float" office:value="7.18251" calcext:value-type="float">
            <text:p>7.18251</text:p>
          </table:table-cell>
          <table:table-cell table:formula="of:=AVERAGE([.C31:.C32])" office:value-type="float" office:value="117.9615" calcext:value-type="float">
            <text:p>117.961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8"/>
          <table:table-cell office:value-type="float" office:value="12880" calcext:value-type="float">
            <text:p>12880</text:p>
          </table:table-cell>
          <table:table-cell office:value-type="float" office:value="6" calcext:value-type="float">
            <text:p>6</text:p>
          </table:table-cell>
          <table:table-cell office:value-type="float" office:value="6.3222" calcext:value-type="float">
            <text:p>6.3222</text:p>
          </table:table-cell>
          <table:table-cell office:value-type="float" office:value="9.25295" calcext:value-type="float">
            <text:p>9.25295</text:p>
          </table:table-cell>
          <table:table-cell office:value-type="float" office:value="97.2905" calcext:value-type="float">
            <text:p>97.29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office:value-type="float" office:value="12880" calcext:value-type="float">
            <text:p>12880</text:p>
          </table:table-cell>
          <table:table-cell office:value-type="float" office:value="7" calcext:value-type="float">
            <text:p>7</text:p>
          </table:table-cell>
          <table:table-cell table:formula="of:=AVERAGE([.D103:.D113])" office:value-type="float" office:value="5.39019181818182" calcext:value-type="float">
            <text:p>5.3901918182</text:p>
          </table:table-cell>
          <table:table-cell table:formula="of:=AVERAGE([.E103:.E113])" office:value-type="float" office:value="7.09780090909091" calcext:value-type="float">
            <text:p>7.0978009091</text:p>
          </table:table-cell>
          <table:table-cell office:value-type="float" office:value="108.897" calcext:value-type="float">
            <text:p>108.89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8"/>
          <table:table-cell office:value-type="float" office:value="12880" calcext:value-type="float">
            <text:p>12880</text:p>
          </table:table-cell>
          <table:table-cell office:value-type="float" office:value="8" calcext:value-type="float">
            <text:p>8</text:p>
          </table:table-cell>
          <table:table-cell table:formula="of:=AVERAGE([.D104:.D114])" office:value-type="float" office:value="5.217142" calcext:value-type="float">
            <text:p>5.217142</text:p>
          </table:table-cell>
          <table:table-cell table:formula="of:=AVERAGE([.E104:.E114])" office:value-type="float" office:value="6.81293" calcext:value-type="float">
            <text:p>6.81293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8"/>
          <table:table-cell office:value-type="float" office:value="12901" calcext:value-type="float">
            <text:p>1290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8"/>
          <table:table-cell office:value-type="float" office:value="12901" calcext:value-type="float">
            <text:p>1290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Kmer-length= 7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3</text:p>
          </table:table-cell>
          <table:table-cell table:number-columns-repeated="5"/>
          <table:table-cell office:value-type="float" office:value="12901" calcext:value-type="float">
            <text:p>1290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office:value-type="string" calcext:value-type="string">
            <text:p>Sylamer 10 bins</text:p>
          </table:table-cell>
          <table:table-cell table:number-columns-repeated="7"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7.573" calcext:value-type="float">
            <text:p>7.573</text:p>
          </table:table-cell>
          <table:table-cell office:value-type="float" office:value="103.141" calcext:value-type="float">
            <text:p>103.141</text:p>
          </table:table-cell>
          <table:table-cell office:value-type="float" office:value="5.16767" calcext:value-type="float">
            <text:p>5.16767</text:p>
          </table:table-cell>
          <table:table-cell office:value-type="float" office:value="7.29419" calcext:value-type="float">
            <text:p>7.29419</text:p>
          </table:table-cell>
          <table:table-cell office:value-type="float" office:value="24.955" calcext:value-type="float">
            <text:p>24.955</text:p>
          </table:table-cell>
          <table:table-cell office:value-type="float" office:value="64.516" calcext:value-type="float">
            <text:p>64.5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49" calcext:value-type="float">
            <text:p>7.49</text:p>
          </table:table-cell>
          <table:table-cell/>
          <table:table-cell office:value-type="float" office:value="6.80244" calcext:value-type="float">
            <text:p>6.80244</text:p>
          </table:table-cell>
          <table:table-cell office:value-type="float" office:value="7.37189" calcext:value-type="float">
            <text:p>7.37189</text:p>
          </table:table-cell>
          <table:table-cell office:value-type="float" office:value="25.87" calcext:value-type="float">
            <text:p>25.87</text:p>
          </table:table-cell>
          <table:table-cell office:value-type="float" office:value="64.792" calcext:value-type="float">
            <text:p>64.7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.508" calcext:value-type="float">
            <text:p>7.508</text:p>
          </table:table-cell>
          <table:table-cell/>
          <table:table-cell office:value-type="float" office:value="6.85347" calcext:value-type="float">
            <text:p>6.85347</text:p>
          </table:table-cell>
          <table:table-cell office:value-type="float" office:value="7.31217" calcext:value-type="float">
            <text:p>7.31217</text:p>
          </table:table-cell>
          <table:table-cell office:value-type="float" office:value="25.706" calcext:value-type="float">
            <text:p>25.70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29" calcext:value-type="float">
            <text:p>7.529</text:p>
          </table:table-cell>
          <table:table-cell/>
          <table:table-cell office:value-type="float" office:value="6.55603" calcext:value-type="float">
            <text:p>6.55603</text:p>
          </table:table-cell>
          <table:table-cell office:value-type="float" office:value="7.27487" calcext:value-type="float">
            <text:p>7.27487</text:p>
          </table:table-cell>
          <table:table-cell office:value-type="float" office:value="25.364" calcext:value-type="float">
            <text:p>25.364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53" calcext:value-type="float">
            <text:p>7.53</text:p>
          </table:table-cell>
          <table:table-cell/>
          <table:table-cell office:value-type="float" office:value="6.54271" calcext:value-type="float">
            <text:p>6.54271</text:p>
          </table:table-cell>
          <table:table-cell office:value-type="float" office:value="7.30405" calcext:value-type="float">
            <text:p>7.30405</text:p>
          </table:table-cell>
          <table:table-cell office:value-type="float" office:value="25.511" calcext:value-type="float">
            <text:p>25.5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.99402" calcext:value-type="float">
            <text:p>4.99402</text:p>
          </table:table-cell>
          <table:table-cell office:value-type="float" office:value="6.56744" calcext:value-type="float">
            <text:p>6.5674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15583" calcext:value-type="float">
            <text:p>5.15583</text:p>
          </table:table-cell>
          <table:table-cell office:value-type="float" office:value="6.61004" calcext:value-type="float">
            <text:p>6.6100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23284" calcext:value-type="float">
            <text:p>5.23284</text:p>
          </table:table-cell>
          <table:table-cell office:value-type="float" office:value="6.52593" calcext:value-type="float">
            <text:p>6.5259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09984" calcext:value-type="float">
            <text:p>5.09984</text:p>
          </table:table-cell>
          <table:table-cell office:value-type="float" office:value="6.55687" calcext:value-type="float">
            <text:p>6.5568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35971" calcext:value-type="float">
            <text:p>5.35971</text:p>
          </table:table-cell>
          <table:table-cell office:value-type="float" office:value="6.51015" calcext:value-type="float">
            <text:p>6.510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20908" calcext:value-type="float">
            <text:p>5.20908</text:p>
          </table:table-cell>
          <table:table-cell office:value-type="float" office:value="6.41973" calcext:value-type="float">
            <text:p>6.41973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mer-length= 8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table:number-columns-repeated="8"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10.041" calcext:value-type="float">
            <text:p>10.041</text:p>
          </table:table-cell>
          <table:table-cell office:value-type="float" office:value="114.246" calcext:value-type="float">
            <text:p>114.246</text:p>
          </table:table-cell>
          <table:table-cell office:value-type="float" office:value="6.31886" calcext:value-type="float">
            <text:p>6.31886</text:p>
          </table:table-cell>
          <table:table-cell office:value-type="float" office:value="7.01507" calcext:value-type="float">
            <text:p>7.015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936" calcext:value-type="float">
            <text:p>9.936</text:p>
          </table:table-cell>
          <table:table-cell office:value-type="float" office:value="121.677" calcext:value-type="float">
            <text:p>121.677</text:p>
          </table:table-cell>
          <table:table-cell office:value-type="float" office:value="6.34681" calcext:value-type="float">
            <text:p>6.34681</text:p>
          </table:table-cell>
          <table:table-cell office:value-type="float" office:value="7.34995" calcext:value-type="float">
            <text:p>7.34995</text:p>
          </table:table-cell>
          <table:table-cell table:number-columns-repeated="9"/>
        </table:table-row>
        <table:table-row table:style-name="ro1">
          <table:table-cell/>
          <table:table-cell office:value-type="float" office:value="9.877" calcext:value-type="float">
            <text:p>9.877</text:p>
          </table:table-cell>
          <table:table-cell/>
          <table:table-cell office:value-type="float" office:value="6.34379" calcext:value-type="float">
            <text:p>6.34379</text:p>
          </table:table-cell>
          <table:table-cell office:value-type="float" office:value="7.56898" calcext:value-type="float">
            <text:p>7.56898</text:p>
          </table:table-cell>
          <table:table-cell office:value-type="float" office:value="28.853" calcext:value-type="float">
            <text:p>28.85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118" calcext:value-type="float">
            <text:p>10.118</text:p>
          </table:table-cell>
          <table:table-cell/>
          <table:table-cell office:value-type="float" office:value="6.48298" calcext:value-type="float">
            <text:p>6.48298</text:p>
          </table:table-cell>
          <table:table-cell office:value-type="float" office:value="7.53438" calcext:value-type="float">
            <text:p>7.53438</text:p>
          </table:table-cell>
          <table:table-cell office:value-type="float" office:value="29.333" calcext:value-type="float">
            <text:p>29.3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.974" calcext:value-type="float">
            <text:p>9.974</text:p>
          </table:table-cell>
          <table:table-cell/>
          <table:table-cell office:value-type="float" office:value="6.65017" calcext:value-type="float">
            <text:p>6.65017</text:p>
          </table:table-cell>
          <table:table-cell office:value-type="float" office:value="7.69288" calcext:value-type="float">
            <text:p>7.69288</text:p>
          </table:table-cell>
          <table:table-cell office:value-type="float" office:value="29.611" calcext:value-type="float">
            <text:p>29.6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.69313" calcext:value-type="float">
            <text:p>6.69313</text:p>
          </table:table-cell>
          <table:table-cell office:value-type="float" office:value="7.70015" calcext:value-type="float">
            <text:p>7.70015</text:p>
          </table:table-cell>
          <table:table-cell office:value-type="float" office:value="29.615" calcext:value-type="float">
            <text:p>29.6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.73132" calcext:value-type="float">
            <text:p>6.73132</text:p>
          </table:table-cell>
          <table:table-cell office:value-type="float" office:value="7.83692" calcext:value-type="float">
            <text:p>7.83692</text:p>
          </table:table-cell>
          <table:table-cell office:value-type="float" office:value="29.867" calcext:value-type="float">
            <text:p>29.867</text:p>
          </table:table-cell>
          <table:table-cell table:number-columns-repeated="8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Kmer-length= 6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table:number-columns-repeated="8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1.352" calcext:value-type="float">
            <text:p>1.352</text:p>
          </table:table-cell>
          <table:table-cell office:value-type="float" office:value="95.6708" calcext:value-type="float">
            <text:p>95.6708</text:p>
          </table:table-cell>
          <table:table-cell office:value-type="float" office:value="5.14686" calcext:value-type="float">
            <text:p>5.14686</text:p>
          </table:table-cell>
          <table:table-cell office:value-type="float" office:value="9.28971" calcext:value-type="float">
            <text:p>9.28971</text:p>
          </table:table-cell>
          <table:table-cell office:value-type="float" office:value="24.978" calcext:value-type="float">
            <text:p>24.9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52" calcext:value-type="float">
            <text:p>1.152</text:p>
          </table:table-cell>
          <table:table-cell/>
          <table:table-cell office:value-type="float" office:value="6.31332" calcext:value-type="float">
            <text:p>6.31332</text:p>
          </table:table-cell>
          <table:table-cell office:value-type="float" office:value="7.05575" calcext:value-type="float">
            <text:p>7.05575</text:p>
          </table:table-cell>
          <table:table-cell office:value-type="float" office:value="24.518" calcext:value-type="float">
            <text:p>24.5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81" calcext:value-type="float">
            <text:p>1.181</text:p>
          </table:table-cell>
          <table:table-cell/>
          <table:table-cell office:value-type="float" office:value="6.87915" calcext:value-type="float">
            <text:p>6.87915</text:p>
          </table:table-cell>
          <table:table-cell office:value-type="float" office:value="7.33751" calcext:value-type="float">
            <text:p>7.33751</text:p>
          </table:table-cell>
          <table:table-cell office:value-type="float" office:value="24.632" calcext:value-type="float">
            <text:p>24.6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58" calcext:value-type="float">
            <text:p>1.158</text:p>
          </table:table-cell>
          <table:table-cell/>
          <table:table-cell office:value-type="float" office:value="6.6245" calcext:value-type="float">
            <text:p>6.6245</text:p>
          </table:table-cell>
          <table:table-cell office:value-type="float" office:value="7.1075" calcext:value-type="float">
            <text:p>7.1075</text:p>
          </table:table-cell>
          <table:table-cell office:value-type="float" office:value="24.276" calcext:value-type="float">
            <text:p>24.27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161" calcext:value-type="float">
            <text:p>1.161</text:p>
          </table:table-cell>
          <table:table-cell/>
          <table:table-cell office:value-type="float" office:value="6.64018" calcext:value-type="float">
            <text:p>6.64018</text:p>
          </table:table-cell>
          <table:table-cell office:value-type="float" office:value="7.22759" calcext:value-type="float">
            <text:p>7.22759</text:p>
          </table:table-cell>
          <table:table-cell office:value-type="float" office:value="24.451" calcext:value-type="float">
            <text:p>24.4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.43004" calcext:value-type="float">
            <text:p>6.43004</text:p>
          </table:table-cell>
          <table:table-cell office:value-type="float" office:value="7.15128" calcext:value-type="float">
            <text:p>7.15128</text:p>
          </table:table-cell>
          <table:table-cell office:value-type="float" office:value="24.278" calcext:value-type="float">
            <text:p>24.278</text:p>
          </table:table-cell>
          <table:table-cell table:number-columns-repeated="8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Kmer-length= 7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table:number-columns-repeated="8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1.868" calcext:value-type="float">
            <text:p>1.868</text:p>
          </table:table-cell>
          <table:table-cell office:value-type="float" office:value="105.649" calcext:value-type="float">
            <text:p>105.649</text:p>
          </table:table-cell>
          <table:table-cell office:value-type="float" office:value="5.78025" calcext:value-type="float">
            <text:p>5.78025</text:p>
          </table:table-cell>
          <table:table-cell office:value-type="float" office:value="7.4583" calcext:value-type="float">
            <text:p>7.458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.905" calcext:value-type="float">
            <text:p>1.905</text:p>
          </table:table-cell>
          <table:table-cell/>
          <table:table-cell office:value-type="float" office:value="6.39185" calcext:value-type="float">
            <text:p>6.39185</text:p>
          </table:table-cell>
          <table:table-cell office:value-type="float" office:value="7.2578" calcext:value-type="float">
            <text:p>7.2578</text:p>
          </table:table-cell>
          <table:table-cell office:value-type="float" office:value="25.11" calcext:value-type="float">
            <text:p>25.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874" calcext:value-type="float">
            <text:p>1.874</text:p>
          </table:table-cell>
          <table:table-cell/>
          <table:table-cell office:value-type="float" office:value="6.82469" calcext:value-type="float">
            <text:p>6.82469</text:p>
          </table:table-cell>
          <table:table-cell office:value-type="float" office:value="7.48444" calcext:value-type="float">
            <text:p>7.48444</text:p>
          </table:table-cell>
          <table:table-cell office:value-type="float" office:value="26.092" calcext:value-type="float">
            <text:p>26.09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886" calcext:value-type="float">
            <text:p>1.886</text:p>
          </table:table-cell>
          <table:table-cell/>
          <table:table-cell office:value-type="float" office:value="6.67816" calcext:value-type="float">
            <text:p>6.67816</text:p>
          </table:table-cell>
          <table:table-cell office:value-type="float" office:value="7.25833" calcext:value-type="float">
            <text:p>7.25833</text:p>
          </table:table-cell>
          <table:table-cell office:value-type="float" office:value="25.613" calcext:value-type="float">
            <text:p>25.6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886" calcext:value-type="float">
            <text:p>1.886</text:p>
          </table:table-cell>
          <table:table-cell/>
          <table:table-cell office:value-type="float" office:value="6.5483" calcext:value-type="float">
            <text:p>6.5483</text:p>
          </table:table-cell>
          <table:table-cell office:value-type="float" office:value="7.29222" calcext:value-type="float">
            <text:p>7.29222</text:p>
          </table:table-cell>
          <table:table-cell office:value-type="float" office:value="25.433" calcext:value-type="float">
            <text:p>25.433</text:p>
          </table:table-cell>
          <table:table-cell table:number-columns-repeated="8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Kmer-length= 8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1197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table:number-columns-repeated="8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4.827" calcext:value-type="float">
            <text:p>4.827</text:p>
          </table:table-cell>
          <table:table-cell office:value-type="float" office:value="117.259" calcext:value-type="float">
            <text:p>117.259</text:p>
          </table:table-cell>
          <table:table-cell office:value-type="float" office:value="6.17271" calcext:value-type="float">
            <text:p>6.17271</text:p>
          </table:table-cell>
          <table:table-cell office:value-type="float" office:value="8.6752" calcext:value-type="float">
            <text:p>8.6752</text:p>
          </table:table-cell>
          <table:table-cell office:value-type="float" office:value="30.875" calcext:value-type="float">
            <text:p>30.8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794" calcext:value-type="float">
            <text:p>3.794</text:p>
          </table:table-cell>
          <table:table-cell office:value-type="float" office:value="133.523" calcext:value-type="float">
            <text:p>133.523</text:p>
          </table:table-cell>
          <table:table-cell office:value-type="float" office:value="7.23642" calcext:value-type="float">
            <text:p>7.23642</text:p>
          </table:table-cell>
          <table:table-cell office:value-type="float" office:value="11.3232" calcext:value-type="float">
            <text:p>11.3232</text:p>
          </table:table-cell>
          <table:table-cell office:value-type="float" office:value="29.136" calcext:value-type="float">
            <text:p>29.13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074" calcext:value-type="float">
            <text:p>4.074</text:p>
          </table:table-cell>
          <table:table-cell/>
          <table:table-cell office:value-type="float" office:value="6.67385" calcext:value-type="float">
            <text:p>6.67385</text:p>
          </table:table-cell>
          <table:table-cell office:value-type="float" office:value="7.45889" calcext:value-type="float">
            <text:p>7.45889</text:p>
          </table:table-cell>
          <table:table-cell office:value-type="float" office:value="29.431" calcext:value-type="float">
            <text:p>29.43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788" calcext:value-type="float">
            <text:p>3.788</text:p>
          </table:table-cell>
          <table:table-cell/>
          <table:table-cell office:value-type="float" office:value="6.6326" calcext:value-type="float">
            <text:p>6.6326</text:p>
          </table:table-cell>
          <table:table-cell office:value-type="float" office:value="7.59975" calcext:value-type="float">
            <text:p>7.59975</text:p>
          </table:table-cell>
          <table:table-cell office:value-type="float" office:value="29.322" calcext:value-type="float">
            <text:p>29.3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779" calcext:value-type="float">
            <text:p>3.779</text:p>
          </table:table-cell>
          <table:table-cell/>
          <table:table-cell office:value-type="float" office:value="6.62088" calcext:value-type="float">
            <text:p>6.62088</text:p>
          </table:table-cell>
          <table:table-cell office:value-type="float" office:value="7.62426" calcext:value-type="float">
            <text:p>7.62426</text:p>
          </table:table-cell>
          <table:table-cell office:value-type="float" office:value="29.248" calcext:value-type="float">
            <text:p>29.248</text:p>
          </table:table-cell>
          <table:table-cell table:number-columns-repeated="8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office:value-type="string" calcext:value-type="string">
            <text:p>Kmer-length= 6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37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table:number-columns-repeated="8"/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5.53" calcext:value-type="float">
            <text:p>5.53</text:p>
          </table:table-cell>
          <table:table-cell office:value-type="float" office:value="97.2905" calcext:value-type="float">
            <text:p>97.2905</text:p>
          </table:table-cell>
          <table:table-cell office:value-type="float" office:value="6.3222" calcext:value-type="float">
            <text:p>6.3222</text:p>
          </table:table-cell>
          <table:table-cell office:value-type="float" office:value="9.25295" calcext:value-type="float">
            <text:p>9.25295</text:p>
          </table:table-cell>
          <table:table-cell office:value-type="float" office:value="28.063" calcext:value-type="float">
            <text:p>28.0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538" calcext:value-type="float">
            <text:p>5.538</text:p>
          </table:table-cell>
          <table:table-cell/>
          <table:table-cell office:value-type="float" office:value="7.16819" calcext:value-type="float">
            <text:p>7.16819</text:p>
          </table:table-cell>
          <table:table-cell office:value-type="float" office:value="7.6795" calcext:value-type="float">
            <text:p>7.6795</text:p>
          </table:table-cell>
          <table:table-cell office:value-type="float" office:value="27.088" calcext:value-type="float">
            <text:p>27.08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538" calcext:value-type="float">
            <text:p>5.538</text:p>
          </table:table-cell>
          <table:table-cell/>
          <table:table-cell office:value-type="float" office:value="6.86474" calcext:value-type="float">
            <text:p>6.86474</text:p>
          </table:table-cell>
          <table:table-cell office:value-type="float" office:value="7.35577" calcext:value-type="float">
            <text:p>7.35577</text:p>
          </table:table-cell>
          <table:table-cell office:value-type="float" office:value="28.01" calcext:value-type="float">
            <text:p>28.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938" calcext:value-type="float">
            <text:p>5.938</text:p>
          </table:table-cell>
          <table:table-cell/>
          <table:table-cell office:value-type="float" office:value="6.9346" calcext:value-type="float">
            <text:p>6.9346</text:p>
          </table:table-cell>
          <table:table-cell office:value-type="float" office:value="7.69388" calcext:value-type="float">
            <text:p>7.69388</text:p>
          </table:table-cell>
          <table:table-cell office:value-type="float" office:value="28.779" calcext:value-type="float">
            <text:p>28.77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878" calcext:value-type="float">
            <text:p>5.878</text:p>
          </table:table-cell>
          <table:table-cell/>
          <table:table-cell office:value-type="float" office:value="7.42904" calcext:value-type="float">
            <text:p>7.42904</text:p>
          </table:table-cell>
          <table:table-cell office:value-type="float" office:value="8.01329" calcext:value-type="float">
            <text:p>8.01329</text:p>
          </table:table-cell>
          <table:table-cell office:value-type="float" office:value="28.198" calcext:value-type="float">
            <text:p>28.1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.89049" calcext:value-type="float">
            <text:p>6.89049</text:p>
          </table:table-cell>
          <table:table-cell office:value-type="float" office:value="7.47526" calcext:value-type="float">
            <text:p>7.47526</text:p>
          </table:table-cell>
          <table:table-cell table:number-columns-repeated="9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Kmer-length= 7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37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table:number-columns-repeated="8"/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7.224" calcext:value-type="float">
            <text:p>7.224</text:p>
          </table:table-cell>
          <table:table-cell office:value-type="float" office:value="108.897" calcext:value-type="float">
            <text:p>108.897</text:p>
          </table:table-cell>
          <table:table-cell office:value-type="float" office:value="7.12069" calcext:value-type="float">
            <text:p>7.12069</text:p>
          </table:table-cell>
          <table:table-cell office:value-type="float" office:value="9.94651" calcext:value-type="float">
            <text:p>9.94651</text:p>
          </table:table-cell>
          <table:table-cell office:value-type="float" office:value="26.241" calcext:value-type="float">
            <text:p>26.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88" calcext:value-type="float">
            <text:p>7.188</text:p>
          </table:table-cell>
          <table:table-cell/>
          <table:table-cell office:value-type="float" office:value="5.23401" calcext:value-type="float">
            <text:p>5.23401</text:p>
          </table:table-cell>
          <table:table-cell office:value-type="float" office:value="7.52816" calcext:value-type="float">
            <text:p>7.52816</text:p>
          </table:table-cell>
          <table:table-cell office:value-type="float" office:value="26.443" calcext:value-type="float">
            <text:p>26.44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45" calcext:value-type="float">
            <text:p>7.245</text:p>
          </table:table-cell>
          <table:table-cell/>
          <table:table-cell office:value-type="float" office:value="5.20789" calcext:value-type="float">
            <text:p>5.20789</text:p>
          </table:table-cell>
          <table:table-cell office:value-type="float" office:value="6.87302" calcext:value-type="float">
            <text:p>6.87302</text:p>
          </table:table-cell>
          <table:table-cell office:value-type="float" office:value="26.497" calcext:value-type="float">
            <text:p>26.497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98" calcext:value-type="float">
            <text:p>7.198</text:p>
          </table:table-cell>
          <table:table-cell/>
          <table:table-cell office:value-type="float" office:value="5.18203" calcext:value-type="float">
            <text:p>5.18203</text:p>
          </table:table-cell>
          <table:table-cell office:value-type="float" office:value="6.69843" calcext:value-type="float">
            <text:p>6.69843</text:p>
          </table:table-cell>
          <table:table-cell office:value-type="float" office:value="27.222" calcext:value-type="float">
            <text:p>27.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193" calcext:value-type="float">
            <text:p>7.193</text:p>
          </table:table-cell>
          <table:table-cell/>
          <table:table-cell office:value-type="float" office:value="5.29245" calcext:value-type="float">
            <text:p>5.29245</text:p>
          </table:table-cell>
          <table:table-cell office:value-type="float" office:value="6.92442" calcext:value-type="float">
            <text:p>6.924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17271" calcext:value-type="float">
            <text:p>5.17271</text:p>
          </table:table-cell>
          <table:table-cell office:value-type="float" office:value="6.7099" calcext:value-type="float">
            <text:p>6.709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21976" calcext:value-type="float">
            <text:p>5.21976</text:p>
          </table:table-cell>
          <table:table-cell office:value-type="float" office:value="6.70642" calcext:value-type="float">
            <text:p>6.7064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23656" calcext:value-type="float">
            <text:p>5.23656</text:p>
          </table:table-cell>
          <table:table-cell office:value-type="float" office:value="6.67779" calcext:value-type="float">
            <text:p>6.6777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13557" calcext:value-type="float">
            <text:p>5.13557</text:p>
          </table:table-cell>
          <table:table-cell office:value-type="float" office:value="6.59976" calcext:value-type="float">
            <text:p>6.599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23524" calcext:value-type="float">
            <text:p>5.23524</text:p>
          </table:table-cell>
          <table:table-cell office:value-type="float" office:value="6.67261" calcext:value-type="float">
            <text:p>6.6726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.2552" calcext:value-type="float">
            <text:p>5.2552</text:p>
          </table:table-cell>
          <table:table-cell office:value-type="float" office:value="6.73879" calcext:value-type="float">
            <text:p>6.7387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mer-length= 8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GSM37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 mRNAs</text:p>
          </table:table-cell>
          <table:table-cell office:value-type="string" calcext:value-type="string">
            <text:p>Sylamer</text:p>
          </table:table-cell>
          <table:table-cell office:value-type="string" calcext:value-type="string">
            <text:p>Aho Corasick</text:p>
          </table:table-cell>
          <table:table-cell office:value-type="string" calcext:value-type="string">
            <text:p>Indexing</text:p>
          </table:table-cell>
          <table:table-cell office:value-type="string" calcext:value-type="string">
            <text:p>Indexed Pattern Matching</text:p>
          </table:table-cell>
          <table:table-cell office:value-type="string" calcext:value-type="string">
            <text:p>total running time</text:p>
          </table:table-cell>
          <table:table-cell table:number-columns-repeated="8"/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10.261" calcext:value-type="float">
            <text:p>10.261</text:p>
          </table:table-cell>
          <table:table-cell office:value-type="float" office:value="120.917" calcext:value-type="float">
            <text:p>120.917</text:p>
          </table:table-cell>
          <table:table-cell office:value-type="float" office:value="6.83474" calcext:value-type="float">
            <text:p>6.83474</text:p>
          </table:table-cell>
          <table:table-cell office:value-type="float" office:value="7.91367" calcext:value-type="float">
            <text:p>7.91367</text:p>
          </table:table-cell>
          <table:table-cell office:value-type="float" office:value="30.354" calcext:value-type="float">
            <text:p>30.3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288" calcext:value-type="float">
            <text:p>10.288</text:p>
          </table:table-cell>
          <table:table-cell office:value-type="float" office:value="135.229" calcext:value-type="float">
            <text:p>135.229</text:p>
          </table:table-cell>
          <table:table-cell office:value-type="float" office:value="6.70508" calcext:value-type="float">
            <text:p>6.70508</text:p>
          </table:table-cell>
          <table:table-cell office:value-type="float" office:value="7.76773" calcext:value-type="float">
            <text:p>7.76773</text:p>
          </table:table-cell>
          <table:table-cell office:value-type="float" office:value="29.917" calcext:value-type="float">
            <text:p>29.9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254" calcext:value-type="float">
            <text:p>10.254</text:p>
          </table:table-cell>
          <table:table-cell/>
          <table:table-cell office:value-type="float" office:value="7.14423" calcext:value-type="float">
            <text:p>7.14423</text:p>
          </table:table-cell>
          <table:table-cell office:value-type="float" office:value="7.79624" calcext:value-type="float">
            <text:p>7.79624</text:p>
          </table:table-cell>
          <table:table-cell office:value-type="float" office:value="30.571" calcext:value-type="float">
            <text:p>30.57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373" calcext:value-type="float">
            <text:p>10.373</text:p>
          </table:table-cell>
          <table:table-cell/>
          <table:table-cell office:value-type="float" office:value="7.03063" calcext:value-type="float">
            <text:p>7.03063</text:p>
          </table:table-cell>
          <table:table-cell office:value-type="float" office:value="7.75683" calcext:value-type="float">
            <text:p>7.75683</text:p>
          </table:table-cell>
          <table:table-cell office:value-type="float" office:value="30.29" calcext:value-type="float">
            <text:p>30.2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346" calcext:value-type="float">
            <text:p>10.346</text:p>
          </table:table-cell>
          <table:table-cell/>
          <table:table-cell office:value-type="float" office:value="6.77856" calcext:value-type="float">
            <text:p>6.77856</text:p>
          </table:table-cell>
          <table:table-cell office:value-type="float" office:value="7.74151" calcext:value-type="float">
            <text:p>7.74151</text:p>
          </table:table-cell>
          <table:table-cell office:value-type="float" office:value="29.929" calcext:value-type="float">
            <text:p>29.929</text:p>
          </table:table-cell>
          <table:table-cell table:number-columns-repeated="8"/>
        </table:table-row>
      </table:table>
      <table:table table:name="Accurancy" table:style-name="ta1">
        <table:shapes>
          <draw:frame draw:z-index="0" draw:style-name="gr1" draw:text-style-name="P1" svg:width="481.55pt" svg:height="271.05pt" svg:x="46.86pt" svg:y="201.77pt">
            <loext:p draw:notify-on-update-of-ranges="Accurancy.B4:Accurancy.B14 Accurancy.A1:Accurancy.A1 Accurancy.C4:Accurancy.C14 Accurancy.D4:Accurancy.D14 Accurancy.E2:Accurancy.E2 Accurancy.E4:Accurancy.E14 Accurancy.F4:Accurancy.F14 Accurancy.G2:Accurancy.G2 Accurancy.G4:Accurancy.G14 Accurancy.H4:Accurancy.H14 Accurancy.I2:Accurancy.I2 Accurancy.I4:Accurancy.I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mir-1, kmer ACAUUCC </text:p>
          </table:table-cell>
          <table:table-cell table:style-name="Default" office:value-type="string" calcext:value-type="string">
            <text:p>GSM37599</text:p>
          </table:table-cell>
          <table:table-cell/>
          <table:table-cell table:style-name="Default" office:value-type="string" calcext:value-type="string">
            <text:p>GSM119763</text:p>
          </table:table-cell>
          <table:table-cell/>
          <table:table-cell office:value-type="string" calcext:value-type="string">
            <text:p>GSM37601</text:p>
          </table:table-cell>
          <table:table-cell/>
          <table:table-cell table:style-name="Default" office:value-type="string" calcext:value-type="string">
            <text:p>GSM119762</text:p>
          </table:table-cell>
          <table:table-cell/>
        </table:table-row>
        <table:table-row table:style-name="ro1">
          <table:table-cell office:value-type="string" calcext:value-type="string">
            <text:p>#mRNAs</text:p>
          </table:table-cell>
          <table:table-cell table:style-name="Default" office:value-type="float" office:value="12901" calcext:value-type="float">
            <text:p>12901</text:p>
          </table:table-cell>
          <table:table-cell/>
          <table:table-cell table:style-name="Default" office:value-type="float" office:value="12381" calcext:value-type="float">
            <text:p>12381</text:p>
          </table:table-cell>
          <table:table-cell office:value-type="string" calcext:value-type="string">
            <text:p>siRNA SOD1pos18, kmer UGCUGAC</text:p>
          </table:table-cell>
          <table:table-cell office:value-type="float" office:value="12880" calcext:value-type="float">
            <text:p>12880</text:p>
          </table:table-cell>
          <table:table-cell office:value-type="string" calcext:value-type="string">
            <text:p>mir-124, kmer GUGCCUU</text:p>
          </table:table-cell>
          <table:table-cell table:style-name="Default" office:value-type="float" office:value="12379" calcext:value-type="float">
            <text:p>12379</text:p>
          </table:table-cell>
          <table:table-cell office:value-type="string" calcext:value-type="string">
            <text:p>siRNA SOD1pos18, kmer CUGCUGA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table:style-name="Default" office:value-type="string" calcext:value-type="string">
            <text:p>n(mRNA)</text:p>
          </table:table-cell>
          <table:table-cell office:value-type="string" calcext:value-type="string">
            <text:p>Score ()</text:p>
          </table:table-cell>
          <table:table-cell table:style-name="Default" office:value-type="string" calcext:value-type="string">
            <text:p>n(mRNA)</text:p>
          </table:table-cell>
          <table:table-cell office:value-type="string" calcext:value-type="string">
            <text:p>Score ()</text:p>
          </table:table-cell>
          <table:table-cell office:value-type="string" calcext:value-type="string">
            <text:p>n(mRNA)</text:p>
          </table:table-cell>
          <table:table-cell office:value-type="string" calcext:value-type="string">
            <text:p>Score ()</text:p>
          </table:table-cell>
          <table:table-cell table:style-name="Default" office:value-type="string" calcext:value-type="string">
            <text:p>n(mRNA)</text:p>
          </table:table-cell>
          <table:table-cell office:value-type="string" calcext:value-type="string">
            <text:p>Score ()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57.5702" calcext:value-type="float">
            <text:p>57.570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6.3779" calcext:value-type="float">
            <text:p>66.3779</text:p>
          </table:table-cell>
          <table:table-cell office:value-type="float" office:value="0" calcext:value-type="float">
            <text:p>0</text:p>
          </table:table-cell>
          <table:table-cell office:value-type="float" office:value="141.667" calcext:value-type="float">
            <text:p>141.66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5.5982" calcext:value-type="float">
            <text:p>65.59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/10*[.A5]" office:value-type="float" office:value="1290.1" calcext:value-type="float">
            <text:p>1290</text:p>
          </table:table-cell>
          <table:table-cell office:value-type="float" office:value="57.5702" calcext:value-type="float">
            <text:p>57.5702</text:p>
          </table:table-cell>
          <table:table-cell table:formula="of:=[.D2]*[.A5]/10" office:value-type="float" office:value="1238.1" calcext:value-type="float">
            <text:p>1238</text:p>
          </table:table-cell>
          <table:table-cell office:value-type="float" office:value="66.3779" calcext:value-type="float">
            <text:p>66.3779</text:p>
          </table:table-cell>
          <table:table-cell table:formula="of:=[.F2]*[.A5]/10" office:value-type="float" office:value="1288" calcext:value-type="float">
            <text:p>1288</text:p>
          </table:table-cell>
          <table:table-cell office:value-type="float" office:value="141.667" calcext:value-type="float">
            <text:p>141.667</text:p>
          </table:table-cell>
          <table:table-cell table:formula="of:=[.H2]*[.A5]/10" office:value-type="float" office:value="1237.9" calcext:value-type="float">
            <text:p>1238</text:p>
          </table:table-cell>
          <table:table-cell office:value-type="float" office:value="65.5982" calcext:value-type="float">
            <text:p>65.5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/10*[.A6]" office:value-type="float" office:value="2580.2" calcext:value-type="float">
            <text:p>2580</text:p>
          </table:table-cell>
          <table:table-cell office:value-type="float" office:value="41.5885" calcext:value-type="float">
            <text:p>41.5885</text:p>
          </table:table-cell>
          <table:table-cell table:formula="of:=[.D2]*[.A6]/10" office:value-type="float" office:value="2476.2" calcext:value-type="float">
            <text:p>2476</text:p>
          </table:table-cell>
          <table:table-cell table:style-name="ce2" office:value-type="float" office:value="56.9053" calcext:value-type="float">
            <text:p>56.9053</text:p>
          </table:table-cell>
          <table:table-cell table:formula="of:=[.F2]*[.A6]/10" office:value-type="float" office:value="2576" calcext:value-type="float">
            <text:p>2576</text:p>
          </table:table-cell>
          <table:table-cell office:value-type="float" office:value="108.455" calcext:value-type="float">
            <text:p>108.455</text:p>
          </table:table-cell>
          <table:table-cell table:formula="of:=[.H2]*[.A6]/10" office:value-type="float" office:value="2475.8" calcext:value-type="float">
            <text:p>2476</text:p>
          </table:table-cell>
          <table:table-cell office:value-type="float" office:value="53.7013" calcext:value-type="float">
            <text:p>53.70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/10*[.A7]" office:value-type="float" office:value="3870.3" calcext:value-type="float">
            <text:p>3870</text:p>
          </table:table-cell>
          <table:table-cell office:value-type="float" office:value="29.8355" calcext:value-type="float">
            <text:p>29.8355</text:p>
          </table:table-cell>
          <table:table-cell table:formula="of:=[.D2]*[.A7]/10" office:value-type="float" office:value="3714.3" calcext:value-type="float">
            <text:p>3714</text:p>
          </table:table-cell>
          <table:table-cell office:value-type="float" office:value="46.8611" calcext:value-type="float">
            <text:p>46.8611</text:p>
          </table:table-cell>
          <table:table-cell table:formula="of:=[.F2]*[.A7]/10" office:value-type="float" office:value="3864" calcext:value-type="float">
            <text:p>3864</text:p>
          </table:table-cell>
          <table:table-cell office:value-type="float" office:value="83.2608" calcext:value-type="float">
            <text:p>83.2608</text:p>
          </table:table-cell>
          <table:table-cell table:formula="of:=[.H2]*[.A7]/10" office:value-type="float" office:value="3713.7" calcext:value-type="float">
            <text:p>3714</text:p>
          </table:table-cell>
          <table:table-cell office:value-type="float" office:value="43.7487" calcext:value-type="float">
            <text:p>43.7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/10*[.A8]" office:value-type="float" office:value="5160.4" calcext:value-type="float">
            <text:p>5160</text:p>
          </table:table-cell>
          <table:table-cell office:value-type="float" office:value="19.4089" calcext:value-type="float">
            <text:p>19.4089</text:p>
          </table:table-cell>
          <table:table-cell table:formula="of:=[.D2]*[.A8]/10" office:value-type="float" office:value="4952.4" calcext:value-type="float">
            <text:p>4952</text:p>
          </table:table-cell>
          <table:table-cell office:value-type="float" office:value="39.6795" calcext:value-type="float">
            <text:p>39.6795</text:p>
          </table:table-cell>
          <table:table-cell table:formula="of:=[.F2]*[.A8]/10" office:value-type="float" office:value="5152" calcext:value-type="float">
            <text:p>5152</text:p>
          </table:table-cell>
          <table:table-cell office:value-type="float" office:value="62.286" calcext:value-type="float">
            <text:p>62.286</text:p>
          </table:table-cell>
          <table:table-cell table:formula="of:=[.H2]*[.A8]/10" office:value-type="float" office:value="4951.6" calcext:value-type="float">
            <text:p>4952</text:p>
          </table:table-cell>
          <table:table-cell office:value-type="float" office:value="37.6388" calcext:value-type="float">
            <text:p>37.6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/10*[.A9]" office:value-type="float" office:value="6450.5" calcext:value-type="float">
            <text:p>6451</text:p>
          </table:table-cell>
          <table:table-cell office:value-type="float" office:value="14.6975" calcext:value-type="float">
            <text:p>14.6975</text:p>
          </table:table-cell>
          <table:table-cell table:formula="of:=[.D2]*[.A9]/10" office:value-type="float" office:value="6190.5" calcext:value-type="float">
            <text:p>6191</text:p>
          </table:table-cell>
          <table:table-cell office:value-type="float" office:value="30.3394" calcext:value-type="float">
            <text:p>30.3394</text:p>
          </table:table-cell>
          <table:table-cell table:formula="of:=[.F2]*[.A9]/10" office:value-type="float" office:value="6440" calcext:value-type="float">
            <text:p>6440</text:p>
          </table:table-cell>
          <table:table-cell office:value-type="float" office:value="53.7688" calcext:value-type="float">
            <text:p>53.7688</text:p>
          </table:table-cell>
          <table:table-cell table:formula="of:=[.H2]*[.A9]/10" office:value-type="float" office:value="6189.5" calcext:value-type="float">
            <text:p>6190</text:p>
          </table:table-cell>
          <table:table-cell office:value-type="float" office:value="35.1369" calcext:value-type="float">
            <text:p>35.1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]/10*[.A10]" office:value-type="float" office:value="7740.6" calcext:value-type="float">
            <text:p>7741</text:p>
          </table:table-cell>
          <table:table-cell office:value-type="float" office:value="11.6705" calcext:value-type="float">
            <text:p>11.6705</text:p>
          </table:table-cell>
          <table:table-cell table:formula="of:=[.D2]*[.A10]/10" office:value-type="float" office:value="7428.6" calcext:value-type="float">
            <text:p>7429</text:p>
          </table:table-cell>
          <table:table-cell office:value-type="float" office:value="21.7781" calcext:value-type="float">
            <text:p>21.7781</text:p>
          </table:table-cell>
          <table:table-cell table:formula="of:=[.F2]*[.A10]/10" office:value-type="float" office:value="7728" calcext:value-type="float">
            <text:p>7728</text:p>
          </table:table-cell>
          <table:table-cell office:value-type="float" office:value="35.1734" calcext:value-type="float">
            <text:p>35.1734</text:p>
          </table:table-cell>
          <table:table-cell table:formula="of:=[.H2]*[.A10]/10" office:value-type="float" office:value="7427.4" calcext:value-type="float">
            <text:p>7427</text:p>
          </table:table-cell>
          <table:table-cell office:value-type="float" office:value="28.4976" calcext:value-type="float">
            <text:p>28.4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]/10*[.A11]" office:value-type="float" office:value="9030.7" calcext:value-type="float">
            <text:p>9031</text:p>
          </table:table-cell>
          <table:table-cell office:value-type="float" office:value="7.00324" calcext:value-type="float">
            <text:p>7.00324</text:p>
          </table:table-cell>
          <table:table-cell table:formula="of:=[.D2]*[.A11]/10" office:value-type="float" office:value="8666.7" calcext:value-type="float">
            <text:p>8667</text:p>
          </table:table-cell>
          <table:table-cell office:value-type="float" office:value="17.8714" calcext:value-type="float">
            <text:p>17.8714</text:p>
          </table:table-cell>
          <table:table-cell table:formula="of:=[.F2]*[.A11]/10" office:value-type="float" office:value="9016" calcext:value-type="float">
            <text:p>9016</text:p>
          </table:table-cell>
          <table:table-cell office:value-type="float" office:value="22.0115" calcext:value-type="float">
            <text:p>22.0115</text:p>
          </table:table-cell>
          <table:table-cell table:formula="of:=[.H2]*[.A11]/10" office:value-type="float" office:value="8665.3" calcext:value-type="float">
            <text:p>8665</text:p>
          </table:table-cell>
          <table:table-cell office:value-type="float" office:value="23.0807" calcext:value-type="float">
            <text:p>23.0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]/10*[.A12]" office:value-type="float" office:value="10320.8" calcext:value-type="float">
            <text:p>10321</text:p>
          </table:table-cell>
          <table:table-cell office:value-type="float" office:value="0" calcext:value-type="float">
            <text:p>0</text:p>
          </table:table-cell>
          <table:table-cell table:formula="of:=[.D2]*[.A12]/10" office:value-type="float" office:value="9904.8" calcext:value-type="float">
            <text:p>9905</text:p>
          </table:table-cell>
          <table:table-cell office:value-type="float" office:value="11.6546" calcext:value-type="float">
            <text:p>11.6546</text:p>
          </table:table-cell>
          <table:table-cell table:formula="of:=[.F2]*[.A12]/10" office:value-type="float" office:value="10304" calcext:value-type="float">
            <text:p>10304</text:p>
          </table:table-cell>
          <table:table-cell office:value-type="float" office:value="14.8684" calcext:value-type="float">
            <text:p>14.8684</text:p>
          </table:table-cell>
          <table:table-cell table:formula="of:=[.H2]*[.A12]/10" office:value-type="float" office:value="9903.2" calcext:value-type="float">
            <text:p>9903</text:p>
          </table:table-cell>
          <table:table-cell office:value-type="float" office:value="20.0569" calcext:value-type="float">
            <text:p>20.05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]/10*[.A13]" office:value-type="float" office:value="11610.9" calcext:value-type="float">
            <text:p>11611</text:p>
          </table:table-cell>
          <table:table-cell office:value-type="float" office:value="0" calcext:value-type="float">
            <text:p>0</text:p>
          </table:table-cell>
          <table:table-cell table:formula="of:=[.D2]*[.A13]/10" office:value-type="float" office:value="11142.9" calcext:value-type="float">
            <text:p>11143</text:p>
          </table:table-cell>
          <table:table-cell office:value-type="float" office:value="0" calcext:value-type="float">
            <text:p>0</text:p>
          </table:table-cell>
          <table:table-cell table:formula="of:=[.F2]*[.A13]/10" office:value-type="float" office:value="11592" calcext:value-type="float">
            <text:p>11592</text:p>
          </table:table-cell>
          <table:table-cell office:value-type="float" office:value="7.53825" calcext:value-type="float">
            <text:p>7.53825</text:p>
          </table:table-cell>
          <table:table-cell table:formula="of:=[.H2]*[.A13]/10" office:value-type="float" office:value="11141.1" calcext:value-type="float">
            <text:p>11141</text:p>
          </table:table-cell>
          <table:table-cell office:value-type="float" office:value="10.4076" calcext:value-type="float">
            <text:p>10.40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]/10*[.A14]" office:value-type="float" office:value="12901" calcext:value-type="float">
            <text:p>12901</text:p>
          </table:table-cell>
          <table:table-cell office:value-type="float" office:value="0" calcext:value-type="float">
            <text:p>0</text:p>
          </table:table-cell>
          <table:table-cell table:formula="of:=[.D2]*[.A14]/10" office:value-type="float" office:value="12381" calcext:value-type="float">
            <text:p>12381</text:p>
          </table:table-cell>
          <table:table-cell office:value-type="float" office:value="0" calcext:value-type="float">
            <text:p>0</text:p>
          </table:table-cell>
          <table:table-cell table:formula="of:=[.F2]*[.A14]/10" office:value-type="float" office:value="12880" calcext:value-type="float">
            <text:p>12880</text:p>
          </table:table-cell>
          <table:table-cell office:value-type="float" office:value="0" calcext:value-type="float">
            <text:p>0</text:p>
          </table:table-cell>
          <table:table-cell table:formula="of:=[.H2]*[.A14]/10" office:value-type="float" office:value="12379" calcext:value-type="float">
            <text:p>1237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23:22:44.86492451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03:37:21.868353069</meta:creation-date>
    <meta:generator>LibreOffice/5.0.5.2$Linux_X86_64 LibreOffice_project/00m0$Build-2</meta:generator>
    <dc:date>2016-05-30T00:35:08.143549031</dc:date>
    <meta:editing-duration>PT9H24S</meta:editing-duration>
    <meta:editing-cycles>49</meta:editing-cycles>
    <meta:document-statistic meta:table-count="2" meta:cell-count="5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Arial" style:font-style-name="Regular"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chart:link-data-style-to-source="true" chart:axis-position="0"/>
      <style:graphic-properties svg:stroke-color="#b3b3b3"/>
      <style:text-properties fo:font-family="Arial" style:font-style-name="Regular" fo:font-size="14pt" style:font-size-asian="10pt" style:font-size-complex="10pt"/>
    </style:style>
    <style:style style:name="ch5" style:family="chart">
      <style:chart-properties style:rotation-angle="0"/>
      <style:text-properties fo:font-family="Arial" style:font-style-name="Bold"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family="Arial" style:font-style-name="Regular" fo:font-size="14pt" style:font-size-asian="10pt" style:font-size-complex="10pt"/>
    </style:style>
    <style:style style:name="ch7" style:family="chart">
      <style:chart-properties style:rotation-angle="90"/>
      <style:text-properties fo:font-family="Arial" style:font-style-name="Bold" fo:font-size="14pt" fo:font-weight="bold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9cm" svg:height="9.563cm" xlink:href=".." xlink:type="simple" chart:class="chart:scatter" chart:style-name="ch1">
        <chart:legend svg:x="4.948cm" svg:y="0cm" style:legend-expansion="custom" chartooo:width="12.04cm" chartooo:height="2.356cm" style:legend-expansion-aspect-ratio="5.11035653650255" chart:style-name="ch2"/>
        <chart:plot-area chart:style-name="ch3" table:cell-range-address="Accurancy.B4:Accurancy.C14 Accurancy.A1:Accurancy.A1 Accurancy.E2:Accurancy.E2 Accurancy.E4:Accurancy.E14 Accurancy.G2:Accurancy.G2 Accurancy.G4:Accurancy.G14 Accurancy.I2:Accurancy.I2 Accurancy.I4:Accurancy.I14" chart:data-source-has-labels="row" svg:x="1.149cm" svg:y="0.899cm" svg:width="15.991cm" svg:height="7.55cm">
          <chartooo:coordinate-region svg:x="2.273cm" svg:y="1.204cm" svg:width="14.138cm" svg:height="6.386cm"/>
          <chart:axis chart:dimension="x" chart:name="primary-x" chart:style-name="ch4">
            <chart:title svg:x="1.255cm" svg:y="8.491cm" chart:style-name="ch5">
              <text:p>number of mRNAs in sorted List (downregulated to upregulated)</text:p>
            </chart:title>
          </chart:axis>
          <chart:axis chart:dimension="y" chart:name="primary-y" chart:style-name="ch6">
            <chart:title svg:x="0.133cm" svg:y="8.922cm" chart:style-name="ch7">
              <text:p>Score (-log10 p value enrichment)</text:p>
            </chart:title>
          </chart:axis>
          <chart:series chart:style-name="ch8" chart:values-cell-range-address="Accurancy.C4:Accurancy.C14" chart:label-cell-address="Accurancy.A1:Accurancy.A1" chart:class="chart:scatter">
            <chart:domain table:cell-range-address="Accurancy.B4:Accurancy.B14"/>
            <chart:data-point chart:repeated="11"/>
          </chart:series>
          <chart:series chart:style-name="ch9" chart:values-cell-range-address="Accurancy.E4:Accurancy.E14" chart:label-cell-address="Accurancy.E2:Accurancy.E2" chart:class="chart:scatter">
            <chart:domain table:cell-range-address="Accurancy.D4:Accurancy.D14"/>
            <chart:data-point chart:repeated="11"/>
          </chart:series>
          <chart:series chart:style-name="ch10" chart:values-cell-range-address="Accurancy.G4:Accurancy.G14" chart:label-cell-address="Accurancy.G2:Accurancy.G2" chart:class="chart:scatter">
            <chart:domain table:cell-range-address="Accurancy.F4:Accurancy.F14"/>
            <chart:data-point chart:repeated="11"/>
          </chart:series>
          <chart:series chart:style-name="ch11" chart:values-cell-range-address="Accurancy.I4:Accurancy.I14" chart:label-cell-address="Accurancy.I2:Accurancy.I2" chart:class="chart:scatter">
            <chart:domain table:cell-range-address="Accurancy.H4:Accurancy.H14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r-1, kmer ACAUUCC </text:p>
                <draw:g>
                  <svg:desc>Accurancy.A1:Accurancy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siRNA SOD1pos18, kmer UGCUGAC</text:p>
                <draw:g>
                  <svg:desc>Accurancy.E2:Accurancy.E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mir-124, kmer GUGCCUU</text:p>
                <draw:g>
                  <svg:desc>Accurancy.G2:Accurancy.G2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iRNA SOD1pos18, kmer CUGCUGA</text:p>
                <draw:g>
                  <svg:desc>Accurancy.I2:Accurancy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ccurancy.B4:Accurancy.B14</svg:desc>
                </draw:g>
              </table:table-cell>
              <table:table-cell office:value-type="float" office:value="57.5702">
                <text:p>57.5702</text:p>
                <draw:g>
                  <svg:desc>Accurancy.C4:Accurancy.C14</svg:desc>
                </draw:g>
              </table:table-cell>
              <table:table-cell office:value-type="float" office:value="0">
                <text:p>0</text:p>
                <draw:g>
                  <svg:desc>Accurancy.D4:Accurancy.D14</svg:desc>
                </draw:g>
              </table:table-cell>
              <table:table-cell office:value-type="float" office:value="66.3779">
                <text:p>66.3779</text:p>
                <draw:g>
                  <svg:desc>Accurancy.E4:Accurancy.E14</svg:desc>
                </draw:g>
              </table:table-cell>
              <table:table-cell office:value-type="float" office:value="0">
                <text:p>0</text:p>
                <draw:g>
                  <svg:desc>Accurancy.F4:Accurancy.F14</svg:desc>
                </draw:g>
              </table:table-cell>
              <table:table-cell office:value-type="float" office:value="141.667">
                <text:p>141.667</text:p>
                <draw:g>
                  <svg:desc>Accurancy.G4:Accurancy.G14</svg:desc>
                </draw:g>
              </table:table-cell>
              <table:table-cell office:value-type="float" office:value="0">
                <text:p>0</text:p>
                <draw:g>
                  <svg:desc>Accurancy.H4:Accurancy.H14</svg:desc>
                </draw:g>
              </table:table-cell>
              <table:table-cell office:value-type="float" office:value="65.5982">
                <text:p>65.5982</text:p>
                <draw:g>
                  <svg:desc>Accurancy.I4:Accurancy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90.1">
                <text:p>1290.1</text:p>
              </table:table-cell>
              <table:table-cell office:value-type="float" office:value="57.5702">
                <text:p>57.5702</text:p>
              </table:table-cell>
              <table:table-cell office:value-type="float" office:value="1238.1">
                <text:p>1238.1</text:p>
              </table:table-cell>
              <table:table-cell office:value-type="float" office:value="66.3779">
                <text:p>66.3779</text:p>
              </table:table-cell>
              <table:table-cell office:value-type="float" office:value="1288">
                <text:p>1288</text:p>
              </table:table-cell>
              <table:table-cell office:value-type="float" office:value="141.667">
                <text:p>141.667</text:p>
              </table:table-cell>
              <table:table-cell office:value-type="float" office:value="1237.9">
                <text:p>1237.9</text:p>
              </table:table-cell>
              <table:table-cell office:value-type="float" office:value="65.5982">
                <text:p>65.59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0.2">
                <text:p>2580.2</text:p>
              </table:table-cell>
              <table:table-cell office:value-type="float" office:value="41.5885">
                <text:p>41.5885</text:p>
              </table:table-cell>
              <table:table-cell office:value-type="float" office:value="2476.2">
                <text:p>2476.2</text:p>
              </table:table-cell>
              <table:table-cell office:value-type="float" office:value="56.9053">
                <text:p>56.9053</text:p>
              </table:table-cell>
              <table:table-cell office:value-type="float" office:value="2576">
                <text:p>2576</text:p>
              </table:table-cell>
              <table:table-cell office:value-type="float" office:value="108.455">
                <text:p>108.455</text:p>
              </table:table-cell>
              <table:table-cell office:value-type="float" office:value="2475.8">
                <text:p>2475.8</text:p>
              </table:table-cell>
              <table:table-cell office:value-type="float" office:value="53.7013">
                <text:p>53.7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70.3">
                <text:p>3870.3</text:p>
              </table:table-cell>
              <table:table-cell office:value-type="float" office:value="29.8355">
                <text:p>29.8355</text:p>
              </table:table-cell>
              <table:table-cell office:value-type="float" office:value="3714.3">
                <text:p>3714.3</text:p>
              </table:table-cell>
              <table:table-cell office:value-type="float" office:value="46.8611">
                <text:p>46.8611</text:p>
              </table:table-cell>
              <table:table-cell office:value-type="float" office:value="3864">
                <text:p>3864</text:p>
              </table:table-cell>
              <table:table-cell office:value-type="float" office:value="83.2608">
                <text:p>83.2608</text:p>
              </table:table-cell>
              <table:table-cell office:value-type="float" office:value="3713.7">
                <text:p>3713.7</text:p>
              </table:table-cell>
              <table:table-cell office:value-type="float" office:value="43.7487">
                <text:p>43.7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60.4">
                <text:p>5160.4</text:p>
              </table:table-cell>
              <table:table-cell office:value-type="float" office:value="19.4089">
                <text:p>19.4089</text:p>
              </table:table-cell>
              <table:table-cell office:value-type="float" office:value="4952.4">
                <text:p>4952.4</text:p>
              </table:table-cell>
              <table:table-cell office:value-type="float" office:value="39.6795">
                <text:p>39.6795</text:p>
              </table:table-cell>
              <table:table-cell office:value-type="float" office:value="5152">
                <text:p>5152</text:p>
              </table:table-cell>
              <table:table-cell office:value-type="float" office:value="62.286">
                <text:p>62.286</text:p>
              </table:table-cell>
              <table:table-cell office:value-type="float" office:value="4951.6">
                <text:p>4951.6</text:p>
              </table:table-cell>
              <table:table-cell office:value-type="float" office:value="37.6388">
                <text:p>37.63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50.5">
                <text:p>6450.5</text:p>
              </table:table-cell>
              <table:table-cell office:value-type="float" office:value="14.6975">
                <text:p>14.6975</text:p>
              </table:table-cell>
              <table:table-cell office:value-type="float" office:value="6190.5">
                <text:p>6190.5</text:p>
              </table:table-cell>
              <table:table-cell office:value-type="float" office:value="30.3394">
                <text:p>30.3394</text:p>
              </table:table-cell>
              <table:table-cell office:value-type="float" office:value="6440">
                <text:p>6440</text:p>
              </table:table-cell>
              <table:table-cell office:value-type="float" office:value="53.7688">
                <text:p>53.7688</text:p>
              </table:table-cell>
              <table:table-cell office:value-type="float" office:value="6189.5">
                <text:p>6189.5</text:p>
              </table:table-cell>
              <table:table-cell office:value-type="float" office:value="35.1369">
                <text:p>35.1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40.6">
                <text:p>7740.6</text:p>
              </table:table-cell>
              <table:table-cell office:value-type="float" office:value="11.6705">
                <text:p>11.6705</text:p>
              </table:table-cell>
              <table:table-cell office:value-type="float" office:value="7428.6">
                <text:p>7428.6</text:p>
              </table:table-cell>
              <table:table-cell office:value-type="float" office:value="21.7781">
                <text:p>21.7781</text:p>
              </table:table-cell>
              <table:table-cell office:value-type="float" office:value="7728">
                <text:p>7728</text:p>
              </table:table-cell>
              <table:table-cell office:value-type="float" office:value="35.1734">
                <text:p>35.1734</text:p>
              </table:table-cell>
              <table:table-cell office:value-type="float" office:value="7427.4">
                <text:p>7427.4</text:p>
              </table:table-cell>
              <table:table-cell office:value-type="float" office:value="28.4976">
                <text:p>28.4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30.7">
                <text:p>9030.7</text:p>
              </table:table-cell>
              <table:table-cell office:value-type="float" office:value="7.00324">
                <text:p>7.00324</text:p>
              </table:table-cell>
              <table:table-cell office:value-type="float" office:value="8666.7">
                <text:p>8666.7</text:p>
              </table:table-cell>
              <table:table-cell office:value-type="float" office:value="17.8714">
                <text:p>17.8714</text:p>
              </table:table-cell>
              <table:table-cell office:value-type="float" office:value="9016">
                <text:p>9016</text:p>
              </table:table-cell>
              <table:table-cell office:value-type="float" office:value="22.0115">
                <text:p>22.0115</text:p>
              </table:table-cell>
              <table:table-cell office:value-type="float" office:value="8665.3">
                <text:p>8665.3</text:p>
              </table:table-cell>
              <table:table-cell office:value-type="float" office:value="23.0807">
                <text:p>23.08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20.8">
                <text:p>10320.8</text:p>
              </table:table-cell>
              <table:table-cell office:value-type="float" office:value="0">
                <text:p>0</text:p>
              </table:table-cell>
              <table:table-cell office:value-type="float" office:value="9904.8">
                <text:p>9904.8</text:p>
              </table:table-cell>
              <table:table-cell office:value-type="float" office:value="11.6546">
                <text:p>11.6546</text:p>
              </table:table-cell>
              <table:table-cell office:value-type="float" office:value="10304">
                <text:p>10304</text:p>
              </table:table-cell>
              <table:table-cell office:value-type="float" office:value="14.8684">
                <text:p>14.8684</text:p>
              </table:table-cell>
              <table:table-cell office:value-type="float" office:value="9903.2">
                <text:p>9903.2</text:p>
              </table:table-cell>
              <table:table-cell office:value-type="float" office:value="20.0569">
                <text:p>20.05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610.9">
                <text:p>11610.9</text:p>
              </table:table-cell>
              <table:table-cell office:value-type="float" office:value="0">
                <text:p>0</text:p>
              </table:table-cell>
              <table:table-cell office:value-type="float" office:value="11142.9">
                <text:p>11142.9</text:p>
              </table:table-cell>
              <table:table-cell office:value-type="float" office:value="0">
                <text:p>0</text:p>
              </table:table-cell>
              <table:table-cell office:value-type="float" office:value="11592">
                <text:p>11592</text:p>
              </table:table-cell>
              <table:table-cell office:value-type="float" office:value="7.53825">
                <text:p>7.53825</text:p>
              </table:table-cell>
              <table:table-cell office:value-type="float" office:value="11141.1">
                <text:p>11141.1</text:p>
              </table:table-cell>
              <table:table-cell office:value-type="float" office:value="10.4076">
                <text:p>10.4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01">
                <text:p>12901</text:p>
              </table:table-cell>
              <table:table-cell office:value-type="float" office:value="0">
                <text:p>0</text:p>
              </table:table-cell>
              <table:table-cell office:value-type="float" office:value="12381">
                <text:p>12381</text:p>
              </table:table-cell>
              <table:table-cell office:value-type="float" office:value="0">
                <text:p>0</text:p>
              </table:table-cell>
              <table:table-cell office:value-type="float" office:value="12880">
                <text:p>12880</text:p>
              </table:table-cell>
              <table:table-cell office:value-type="float" office:value="0">
                <text:p>0</text:p>
              </table:table-cell>
              <table:table-cell office:value-type="float" office:value="12379">
                <text:p>1237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